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0800000107106C100EC14722D0.png" manifest:media-type="image/png"/>
  <manifest:file-entry manifest:full-path="Pictures/10000201000004B0000002760D15FEE141CF852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miri Quran" svg:font-family="'Amiri Quran'" style:font-adornments="Gras" style:font-pitch="variable"/>
    <style:font-face style:name="Amiri Quran1" svg:font-family="'Amiri Quran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a6b4"/>
    </style:style>
    <style:style style:name="P2" style:family="paragraph" style:parent-style-name="Text_20_body">
      <style:paragraph-properties fo:text-align="start" style:justify-single-word="false"/>
      <style:text-properties officeooo:rsid="0015a6b4" officeooo:paragraph-rsid="001921d3"/>
    </style:style>
    <style:style style:name="P3" style:family="paragraph" style:parent-style-name="Text_20_body">
      <style:paragraph-properties fo:text-align="center" style:justify-single-word="false"/>
      <style:text-properties officeooo:rsid="0015a6b4" officeooo:paragraph-rsid="001921d3"/>
    </style:style>
    <style:style style:name="P4" style:family="paragraph" style:parent-style-name="Heading_20_1">
      <style:text-properties officeooo:rsid="0015a6b4" officeooo:paragraph-rsid="0015a6b4"/>
    </style:style>
    <style:style style:name="T1" style:family="text">
      <style:text-properties style:text-underline-style="none" officeooo:rsid="001921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TITRE</text:p>
      <text:p text:style-name="Text_20_body"/>
      <text:p text:style-name="Subtitle">sous-titre</text:p>
      <text:p text:style-name="Text_20_body"/>
      <text:p text:style-name="Text_20_body"/>
      <text:h text:style-name="P4" text:outline-level="1">titre 1</text:h>
      <text:p text:style-name="P1"/>
      <text:p text:style-name="P1"><draw:frame draw:style-name="fr2" draw:name="Image2" text:anchor-type="paragraph" svg:x="3.332cm" svg:y="0cm" svg:width="10.16cm" svg:height="5.334cm" draw:z-index="0"><draw:image xlink:href="Pictures/10000201000004B0000002760D15FEE141CF8528.png" xlink:type="simple" xlink:show="embed" xlink:actuate="onLoad" draw:mime-type="image/png"/></draw:frame></text:p>
      <text:p text:style-name="P1"/>
      <text:h text:style-name="Heading_20_2" text:outline-level="2"><text:soft-page-break/>Titre 2</text:h>
      <text:p text:style-name="Text_20_body"/>
      <text:h text:style-name="Heading_20_3" text:outline-level="3">Titre 3</text:h>
      <text:p text:style-name="Text_20_body"/>
      <text:p text:style-name="P3"><text:span text:style-name="Citation"><text:span text:style-name="T1">citations</text:span></text:span></text:p>
      <text:p text:style-name="P2"><text:span text:style-name="Citation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miri Quran" svg:font-family="'Amiri Quran'" style:font-adornments="Gras" style:font-pitch="variable"/>
    <style:font-face style:name="Amiri Quran1" svg:font-family="'Amiri Quran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miri Quran" fo:font-family="'Amiri Quran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miri Quran1" fo:font-family="'Amiri Quran'" style:font-style-name="Normal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color="#2a6099" loext:opacity="100%" fo:font-style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fo:min-width="0.041cm" fo:min-height="0.25cm" text:anchor-type="paragraph" svg:x="0cm" svg:y="0cm" fo:margin-top="0.499cm" fo:margin-bottom="0.499cm" style:protect="content" style:wrap="none" style:vertical-pos="middle" style:vertical-rel="paragraph" style:horizontal-pos="center" style:horizontal-rel="pag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78cm" svg:y="-2cm" svg:width="4.47cm" svg:height="4.454cm" draw:z-index="1"><draw:image xlink:href="Pictures/100002010000010800000107106C100EC14722D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5:54:36.064000000</meta:creation-date>
    <dc:date>2022-02-07T17:04:09.681000000</dc:date>
    <meta:editing-duration>PT22M28S</meta:editing-duration>
    <meta:editing-cycles>7</meta:editing-cycles>
    <meta:generator>LibreOffice/7.1.7.2$Windows_X86_64 LibreOffice_project/c6a4e3954236145e2acb0b65f68614365aeee33f</meta:generator>
    <meta:document-statistic meta:table-count="0" meta:image-count="2" meta:object-count="0" meta:page-count="2" meta:paragraph-count="6" meta:word-count="9" meta:character-count="45" meta:non-whitespace-character-count="42"/>
  </office:meta>
</office:document-meta>
</file>